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00000003512E2D2D86389DD81.png" manifest:media-type="image/png"/>
  <manifest:file-entry manifest:full-path="Pictures/100002010000015D0000004DF8F581DCF1B042A3.png" manifest:media-type="image/png"/>
  <manifest:file-entry manifest:full-path="Pictures/10000201000000DF000000CAB7143A29EF839830.png" manifest:media-type="image/png"/>
  <manifest:file-entry manifest:full-path="Pictures/10000201000001AE0000016B8F50BEDB1B34621D.png" manifest:media-type="image/png"/>
  <manifest:file-entry manifest:full-path="Pictures/10000201000002D70000032D04C09227DED377F7.png" manifest:media-type="image/png"/>
  <manifest:file-entry manifest:full-path="Pictures/100002010000006D000000F976DFBAE9643FE324.png" manifest:media-type="image/png"/>
  <manifest:file-entry manifest:full-path="Pictures/10000201000000A10000002D48568974C7C9B988.png" manifest:media-type="image/png"/>
  <manifest:file-entry manifest:full-path="Pictures/10000201000000CD000000D9AF2B2799364EA9DE.png" manifest:media-type="image/png"/>
  <manifest:file-entry manifest:full-path="Pictures/100002010000006D000000C5090453EBBED4AC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7.62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34cm" svg:height="25.813cm" svg:x="1.07cm" svg:y="1.127cm">
          <draw:image xlink:href="Pictures/10000201000002D70000032D04C09227DED377F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.883cm" svg:height="6.587cm" svg:x="1.8cm" svg:y="2.397cm">
          <draw:image xlink:href="Pictures/100002010000006D000000F976DFBAE9643FE324.png" xlink:type="simple" xlink:show="embed" xlink:actuate="onLoad">
            <text:p/>
          </draw:image>
        </draw:frame>
        <draw:frame draw:style-name="gr1" draw:text-style-name="P1" draw:layer="layout" svg:width="4.259cm" svg:height="1.19cm" svg:x="5.631cm" svg:y="3.54cm">
          <draw:image xlink:href="Pictures/10000201000000A10000002D48568974C7C9B988.png" xlink:type="simple" xlink:show="embed" xlink:actuate="onLoad">
            <text:p/>
          </draw:image>
        </draw:frame>
        <draw:frame draw:style-name="gr1" draw:text-style-name="P1" draw:layer="layout" svg:width="5.899cm" svg:height="5.344cm" svg:x="10.976cm" svg:y="2.143cm">
          <draw:image xlink:href="Pictures/10000201000000DF000000CAB7143A29EF839830.png" xlink:type="simple" xlink:show="embed" xlink:actuate="onLoad">
            <text:p/>
          </draw:image>
        </draw:frame>
        <draw:frame draw:style-name="gr1" draw:text-style-name="P1" draw:layer="layout" svg:width="5.423cm" svg:height="5.74cm" svg:x="1.419cm" svg:y="11.16cm">
          <draw:image xlink:href="Pictures/10000201000000CD000000D9AF2B2799364EA9DE.png" xlink:type="simple" xlink:show="embed" xlink:actuate="onLoad">
            <text:p/>
          </draw:image>
        </draw:frame>
        <draw:frame draw:style-name="gr1" draw:text-style-name="P1" draw:layer="layout" svg:width="2.883cm" svg:height="5.211cm" svg:x="7.896cm" svg:y="10.775cm">
          <draw:image xlink:href="Pictures/100002010000006D000000C5090453EBBED4ACAA.png" xlink:type="simple" xlink:show="embed" xlink:actuate="onLoad">
            <text:p/>
          </draw:image>
        </draw:frame>
        <draw:frame draw:style-name="gr1" draw:text-style-name="P1" draw:layer="layout" svg:width="9.233cm" svg:height="2.036cm" svg:x="11.16cm" svg:y="12.045cm">
          <draw:image xlink:href="Pictures/100002010000015D0000004DF8F581DCF1B042A3.png" xlink:type="simple" xlink:show="embed" xlink:actuate="onLoad">
            <text:p/>
          </draw:image>
        </draw:frame>
        <draw:frame draw:style-name="gr1" draw:text-style-name="P1" draw:layer="layout" svg:width="4.232cm" svg:height="1.401cm" svg:x="2.524cm" svg:y="19.923cm">
          <draw:image xlink:href="Pictures/10000201000000A00000003512E2D2D86389DD81.png" xlink:type="simple" xlink:show="embed" xlink:actuate="onLoad">
            <text:p/>
          </draw:image>
        </draw:frame>
        <draw:frame draw:style-name="gr1" draw:text-style-name="P1" draw:layer="layout" svg:width="10.207cm" svg:height="8.616cm" svg:x="8.747cm" svg:y="17.276cm">
          <draw:image xlink:href="Pictures/10000201000001AE0000016B8F50BEDB1B34621D.png" xlink:type="simple" xlink:show="embed" xlink:actuate="onLoad">
            <text:p/>
          </draw:image>
        </draw:frame>
        <draw:frame draw:style-name="gr2" draw:text-style-name="P2" draw:layer="layout" svg:width="1.778cm" svg:height="0.962cm" svg:x="2.27cm" svg:y="1.308cm">
          <draw:text-box>
            <text:p>a</text:p>
          </draw:text-box>
        </draw:frame>
        <draw:frame draw:style-name="gr3" draw:text-style-name="P2" draw:layer="layout" svg:width="0.853cm" svg:height="0.962cm" svg:x="6.969cm" svg:y="2.27cm">
          <draw:text-box>
            <text:p>b</text:p>
          </draw:text-box>
        </draw:frame>
        <draw:frame draw:style-name="gr3" draw:text-style-name="P2" draw:layer="layout" svg:width="0.82cm" svg:height="0.962cm" svg:x="13.192cm" svg:y="1.181cm">
          <draw:text-box>
            <text:p>c</text:p>
          </draw:text-box>
        </draw:frame>
        <draw:frame draw:style-name="gr4" draw:text-style-name="P2" draw:layer="layout" svg:width="1.524cm" svg:height="1.143cm" svg:x="2.651cm" svg:y="10.271cm">
          <draw:text-box>
            <text:p>d</text:p>
          </draw:text-box>
        </draw:frame>
        <draw:frame draw:style-name="gr5" draw:text-style-name="P2" draw:layer="layout" svg:width="2.032cm" svg:height="1.016cm" svg:x="8.366cm" svg:y="9.636cm">
          <draw:text-box>
            <text:p>e</text:p>
          </draw:text-box>
        </draw:frame>
        <draw:frame draw:style-name="gr6" draw:text-style-name="P2" draw:layer="layout" svg:width="2.159cm" svg:height="1.27cm" svg:x="14.208cm" svg:y="10.779cm">
          <draw:text-box>
            <text:p>f</text:p>
          </draw:text-box>
        </draw:frame>
        <draw:frame draw:style-name="gr7" draw:text-style-name="P2" draw:layer="layout" svg:width="1.016cm" svg:height="7.874cm" svg:x="3.413cm" svg:y="18.526cm">
          <draw:text-box>
            <text:p>g</text:p>
          </draw:text-box>
        </draw:frame>
        <draw:frame draw:style-name="gr4" draw:text-style-name="P2" draw:layer="layout" svg:width="0.508cm" svg:height="1.143cm" svg:x="14.589cm" svg:y="16.494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9:45:44.910221858</meta:creation-date>
    <dc:date>2019-10-24T20:33:27.768418822</dc:date>
    <meta:editing-duration>PT5M42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